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/>
          <table:table-cell table:style-name="Default" office:value-type="string" calcext:value-type="string">
            <text:p>All modes</text:p>
          </table:table-cell>
          <table:table-cell table:style-name="Default" office:value-type="string" calcext:value-type="string">
            <text:p>Bicycle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rigin</text:p>
          </table:table-cell>
          <table:table-cell office:value-type="float" office:value="981354" calcext:value-type="float">
            <text:p>981,354</text:p>
          </table:table-cell>
          <table:table-cell office:value-type="float" office:value="46832" calcext:value-type="float">
            <text:p>46,832</text:p>
          </table:table-cell>
          <table:table-cell table:formula="of:=[.C2]/[.B2]" office:value-type="percentage" office:value="0.047721821075779" calcext:value-type="percentage">
            <text:p>4.77%</text:p>
          </table:table-cell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float" office:value="1454606" calcext:value-type="float">
            <text:p>1,454,606</text:p>
          </table:table-cell>
          <table:table-cell office:value-type="float" office:value="48461" calcext:value-type="float">
            <text:p>48,461</text:p>
          </table:table-cell>
          <table:table-cell table:formula="of:=[.C3]/[.B3]" office:value-type="percentage" office:value="0.0333155507402004" calcext:value-type="percentage">
            <text:p>3.33%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479882" calcext:value-type="float">
            <text:p>479,882</text:p>
          </table:table-cell>
          <table:table-cell office:value-type="float" office:value="24843" calcext:value-type="float">
            <text:p>24,843</text:p>
          </table:table-cell>
          <table:table-cell table:formula="of:=[.C4]/[.B4]" office:value-type="percentage" office:value="0.0517689765400661" calcext:value-type="percentage">
            <text:p>5.18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852298" calcext:value-type="float">
            <text:p>5,852,298</text:p>
          </table:table-cell>
          <table:table-cell office:value-type="float" office:value="140180" calcext:value-type="float">
            <text:p>140,180</text:p>
          </table:table-cell>
          <table:table-cell table:formula="of:=[.C5]/[.B5]" office:value-type="percentage" office:value="0.0239529839389587" calcext:value-type="percentage">
            <text:p>2.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7:19:54.257000000</meta:creation-date>
    <dc:date>2019-08-10T17:31:47.215000000</dc:date>
    <meta:editing-duration>PT1M42S</meta:editing-duration>
    <meta:editing-cycles>1</meta:editing-cycles>
    <meta:document-statistic meta:table-count="1" meta:cell-count="19" meta:object-count="0"/>
    <meta:generator>LibreOffice/6.2.0.3$Windows_X86_64 LibreOffice_project/98c6a8a1c6c7b144ce3cc729e34964b47ce25d62</meta:generator>
  </office:meta>
</office:document-meta>
</file>